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C000002BADEA99D0B9D2F7BA7.png" manifest:media-type="image/png"/>
  <manifest:file-entry manifest:full-path="Pictures/TablePreview2.svm" manifest:media-type=""/>
  <manifest:file-entry manifest:full-path="Pictures/1000000000000000000000000000000000000000.jpg" manifest:media-type="image/jpeg"/>
  <manifest:file-entry manifest:full-path="Pictures/10000000000002260000013F779C83899677C6FA.bmp" manifest:media-type="image/bmp"/>
  <manifest:file-entry manifest:full-path="Pictures/100000010000025800000104D195AB4E269B6ECD.png" manifest:media-type="image/png"/>
  <manifest:file-entry manifest:full-path="Pictures/TablePreview1.svm" manifest:media-type=""/>
  <manifest:file-entry manifest:full-path="Pictures/100000010000074C0000037A1BD64CD125080F79.png" manifest:media-type="image/png"/>
  <manifest:file-entry manifest:full-path="Pictures/1000000100000400000002CB1F7086446B60A46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Object_20_with_20_no_20_fill_20_and_20_no_20_line_5f_1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5" style:family="graphic" style:parent-style-name="Object_20_with_20_no_20_fill_20_and_20_no_20_line_5f_1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fill="solid" draw:fill-color="#ff5722"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outline1">
      <style:graphic-properties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1.75cm"/>
      <style:paragraph-properties style:writing-mode="lr-tb"/>
    </style:style>
    <style:style style:name="pr8" style:family="presentation" style:parent-style-name="Default-notes">
      <style:graphic-properties draw:fill-color="#ffffff" fo:min-height="13.501cm"/>
      <style:paragraph-properties style:writing-mode="lr-tb"/>
    </style:style>
    <style:style style:name="pr9" style:family="presentation" style:parent-style-name="Default-outline1">
      <style:graphic-properties fo:min-height="15.001cm"/>
      <style:paragraph-properties style:writing-mode="lr-tb"/>
    </style:style>
    <style:style style:name="pr10" style:family="presentation" style:parent-style-name="Default-outline1">
      <style:graphic-properties fo:min-height="12.181cm"/>
      <style:paragraph-properties style:writing-mode="lr-tb"/>
    </style:style>
    <style:style style:name="pr1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2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3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61cm" style:use-optimal-column-width="false"/>
    </style:style>
    <style:style style:name="co4" style:family="table-column">
      <style:table-column-properties style:column-width="3.258cm" style:use-optimal-column-width="false"/>
    </style:style>
    <style:style style:name="co5" style:family="table-column">
      <style:table-column-properties style:column-width="3.262cm" style:use-optimal-column-width="false"/>
    </style:style>
    <style:style style:name="co6" style:family="table-column">
      <style:table-column-properties style:column-width="5.596cm" style:use-optimal-column-width="false"/>
    </style:style>
    <style:style style:name="ro1" style:family="table-row">
      <style:table-row-properties style:row-height="2.3cm" style:use-optimal-row-height="false"/>
    </style:style>
    <style:style style:name="ro2" style:family="table-row">
      <style:table-row-properties style:row-height="1.478cm" style:use-optimal-row-height="false"/>
    </style:style>
    <style:style style:name="ro3" style:family="table-row">
      <style:table-row-properties style:row-height="1.967cm" style:use-optimal-row-height="false"/>
    </style:style>
    <style:style style:name="ro4" style:family="table-row">
      <style:table-row-properties style:row-height="2.513cm" style:use-optimal-row-height="false"/>
    </style:style>
    <style:style style:name="ro5" style:family="table-row">
      <style:table-row-properties style:row-height="2.516cm" style:use-optimal-row-height="false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5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6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-left="none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7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8" style:family="table-cell">
      <loext:graphic-properties draw:fill="solid" draw:fill-color="#212121" draw:textarea-vertical-align="middle" fo:padding-top="0.25cm" fo:padding-bottom="0.25cm" fo:padding-left="0.25cm" fo:padding-right="0.25cm"/>
      <style:paragraph-properties fo:text-align="center" fo:border-left="none" fo:border-right="1.13pt solid #ffffff" fo:border-top="1.13pt solid #ffffff" fo:border-bottom="1.13pt solid #ffffff"/>
      <style:text-properties fo:color="#ffffff" loext:opacity="100%" fo:font-weight="bold" style:font-weight-asian="bold" style:font-weight-complex="bold"/>
    </style:style>
    <style:style style:name="ce19" style:family="table-cell">
      <loext:graphic-properties draw:fill="solid" draw:fill-color="#212121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loext:opacity="100%" fo:font-weight="bold" style:font-weight-asian="bold" style:font-weight-complex="bold"/>
    </style:style>
    <style:style style:name="ce20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-left="none" fo:border-right="1.13pt solid #ffffff" fo:border-top="1.13pt solid #ffffff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21" style:family="table-cell">
      <loext:graphic-properties draw:fill="solid" draw:fill-color="#212121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22" style:family="table-cell">
      <loext:graphic-properties draw:fill="solid" draw:fill-color="#bdbdbd" draw:textarea-vertical-align="middle" fo:padding-top="0.25cm" fo:padding-bottom="0.25cm" fo:padding-left="0.25cm" fo:padding-right="0.25cm"/>
      <style:paragraph-properties fo:text-align="start" fo:border-left="none" fo:border-right="1.13pt solid #ffffff" fo:border-top="none" fo:border-bottom="none"/>
      <style:text-properties fo:font-size="15pt" fo:font-weight="bold" style:font-size-asian="15pt" style:font-weight-asian="bold" style:font-size-complex="15pt" style:font-weight-complex="bold" fo:hyphenate="true"/>
    </style:style>
    <style:style style:name="ce23" style:family="table-cell">
      <loext:graphic-properties draw:fill="solid" draw:fill-color="#bdbdbd" draw:textarea-vertical-align="middle" fo:padding-top="0.25cm" fo:padding-bottom="0.25cm" fo:padding-left="0.25cm" fo:padding-right="0.25cm"/>
      <style:paragraph-properties fo:text-align="start" fo:border-left="1.13pt solid #ffffff" fo:border-right="1.13pt solid #ffffff" fo:border-top="none" fo:border-bottom="none"/>
      <style:text-properties fo:font-size="15pt" fo:font-weight="bold" style:font-size-asian="15pt" style:font-weight-asian="bold" style:font-size-complex="15pt" style:font-weight-complex="bold" fo:hyphenate="true"/>
    </style:style>
    <style:style style:name="ce24" style:family="table-cell">
      <loext:graphic-properties draw:fill="solid" draw:fill-color="#bdbdbd" draw:textarea-vertical-align="top" fo:padding-top="0.25cm" fo:padding-bottom="0.25cm" fo:padding-left="0.25cm" fo:padding-right="0.25cm"/>
      <style:paragraph-properties fo:text-align="start" fo:border-left="1.13pt solid #ffffff" fo:border-right="1.13pt solid #ffffff" fo:border-top="1.13pt solid #ffffff" fo:border-bottom="none"/>
      <style:text-properties fo:font-size="12pt" style:font-size-asian="12pt" style:font-size-complex="12pt" fo:hyphenate="true"/>
    </style:style>
    <style:style style:name="ce25" style:family="table-cell">
      <loext:graphic-properties draw:fill="solid" draw:fill-color="#ffffff" draw:textarea-vertical-align="middle" fo:padding-top="0.25cm" fo:padding-bottom="0.25cm" fo:padding-left="0.25cm" fo:padding-right="0.25cm"/>
      <style:paragraph-properties fo:text-align="start" fo:border-left="none" fo:border-right="1.13pt solid #ffffff" fo:border-top="1.13pt solid #ffffff" fo:border-bottom="1.13pt solid #ffffff"/>
      <style:text-properties fo:font-size="15pt" fo:font-weight="bold" style:font-size-asian="15pt" style:font-weight-asian="bold" style:font-size-complex="15pt" style:font-weight-complex="bold" fo:hyphenate="true"/>
    </style:style>
    <style:style style:name="ce26" style:family="table-cell">
      <loext:graphic-properties draw:fill="solid" draw:fill-color="#ffffff" draw:textarea-vertical-align="middle" fo:padding-top="0.25cm" fo:padding-bottom="0.25cm" fo:padding-left="0.25cm" fo:padding-right="0.25cm"/>
      <style:paragraph-properties fo:text-align="start" fo:border="1.13pt solid #ffffff"/>
      <style:text-properties fo:font-size="15pt" fo:font-weight="bold" style:font-size-asian="15pt" style:font-weight-asian="bold" style:font-size-complex="15pt" style:font-weight-complex="bold" fo:hyphenate="true"/>
    </style:style>
    <style:style style:name="ce27" style:family="table-cell">
      <loext:graphic-properties draw:fill="solid" draw:fill-color="#ffffff" draw:textarea-vertical-align="top" fo:padding-top="0.25cm" fo:padding-bottom="0.25cm" fo:padding-left="0.25cm" fo:padding-right="0.25cm"/>
      <style:paragraph-properties fo:text-align="start" fo:border="1.13pt solid #ffffff"/>
      <style:text-properties fo:font-size="12pt" style:font-size-asian="12pt" style:font-size-complex="12pt" fo:hyphenate="true"/>
    </style:style>
    <style:style style:name="ce28" style:family="table-cell">
      <loext:graphic-properties draw:fill="solid" draw:fill-color="#bdbdbd" draw:textarea-vertical-align="top" fo:padding-top="0.25cm" fo:padding-bottom="0.25cm" fo:padding-left="0.25cm" fo:padding-right="0.25cm"/>
      <style:paragraph-properties fo:text-align="start" fo:border-left="1.13pt solid #ffffff" fo:border-right="1.13pt solid #ffffff" fo:border-top="none" fo:border-bottom="none"/>
      <style:text-properties fo:font-size="12pt" style:font-size-asian="12pt" style:font-size-complex="12pt" fo:hyphenate="true"/>
    </style:style>
    <style:style style:name="P1" style:family="paragraph">
      <loext:graphic-properties draw:fill="solid" draw:fill-color="#ff5722"/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loext:graphic-properties draw:fill-color="#ffffff"/>
      <style:paragraph-properties fo:margin-left="0cm" fo:margin-right="0cm" fo:margin-top="0cm" fo:margin-bottom="0cm" fo:line-height="150%" fo:text-align="center" fo:text-indent="0cm" style:writing-mode="lr-tb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13" style:family="paragraph">
      <loext:graphic-properties draw:fill="none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font-size="12pt"/>
    </style:style>
    <style:style style:name="P1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7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8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20" style:family="paragraph">
      <style:paragraph-properties fo:text-align="start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1" style:family="paragraph">
      <style:paragraph-properties fo:text-align="start"/>
      <style:text-properties fo:font-size="15pt" fo:font-weight="bold" style:font-size-asian="15pt" style:font-weight-asian="bold" style:font-size-complex="15pt" style:font-weight-complex="bold" fo:hyphenate="true"/>
    </style:style>
    <style:style style:name="P22" style:family="paragraph">
      <style:paragraph-properties fo:text-align="start"/>
      <style:text-properties fo:font-size="12pt" style:font-size-asian="12pt" style:font-size-complex="12pt" fo:hyphenate="true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5" style:family="paragraph">
      <loext:graphic-properties draw:fill-color="#ffffff"/>
      <style:paragraph-properties fo:margin-left="0cm" fo:margin-right="0cm" fo:text-indent="0cm" style:writing-mode="lr-tb"/>
    </style:style>
    <style:style style:name="T1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2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5pt" style:font-size-asian="15pt" style:font-weight-asian="normal" style:font-size-complex="15pt"/>
    </style:style>
    <style:style style:name="T6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5pt" style:font-size-asian="18pt" style:font-weight-asian="normal" style:font-size-complex="18pt"/>
    </style:style>
    <style:style style:name="T9" style:family="text">
      <style:text-properties fo:color="#ffffff" loext:opacity="100%" fo:font-weight="bold" style:font-weight-asian="bold" style:font-weight-complex="bold"/>
    </style:style>
    <style:style style:name="T10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5pt" fo:font-weight="bold" style:font-size-asian="15pt" style:font-weight-asian="normal" style:font-size-complex="15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32pt" fo:font-weight="bold" style:font-weight-asian="bold" style:font-weight-complex="bold"/>
    </style:style>
    <style:style style:name="T16" style:family="text">
      <style:text-properties fo:font-size="32pt" fo:font-weight="normal" style:font-weight-asian="normal" style:font-weight-complex="normal"/>
    </style:style>
    <style:style style:name="T1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Course Introduction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DAP A01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pr5" draw:text-style-name="P6" draw:layer="layout" svg:width="27cm" svg:height="11.5cm" svg:x="0.5cm" svg:y="2.25cm" presentation:class="outline">
          <draw:text-box>
            <text:list text:style-name="L3">
              <text:list-item>
                <text:p>To acquire competence in ...</text:p>
                <text:list>
                  <text:list-item>
                    <text:p>domain-independent</text:p>
                  </text:list-item>
                  <text:list-item>
                    <text:p>principles and practices of</text:p>
                  </text:list-item>
                  <text:list-item>
                    <text:p>advanced object-oriented</text:p>
                  </text:list-item>
                  <text:list-item>
                    <text:p>design and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7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6" draw:layer="layout" svg:width="28cm" svg:height="1.75cm" svg:x="0cm" svg:y="0cm" presentation:class="title">
          <draw:text-box>
            <text:p>Wahlzeit / Flowers Application</text:p>
          </draw:text-box>
        </draw:frame>
        <draw:frame draw:style-name="gr2" draw:text-style-name="P8" draw:layer="layout" svg:width="26cm" svg:height="2cm" svg:x="0cm" svg:y="13.75cm">
          <draw:text-box>
            <text:p/>
          </draw:text-box>
        </draw:frame>
        <draw:frame draw:style-name="gr3" draw:text-style-name="P9" draw:layer="layout" svg:width="18.62cm" svg:height="13cm" svg:x="4.69cm" svg:y="2.25cm" presentation:class="graphic" presentation:user-transformed="true">
          <draw:image xlink:href="Pictures/1000000100000400000002CB1F7086446B60A4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Student Choice of Project 1 / 2</text:p>
          </draw:text-box>
        </draw:frame>
        <draw:frame draw:style-name="gr4" draw:text-style-name="P12" draw:layer="layout" svg:width="20cm" svg:height="4cm" svg:x="0cm" svg:y="11.75cm">
          <draw:text-box>
            <text:p text:style-name="P11"><text:span text:style-name="T5">[1]</text:span><text:span text:style-name="T5"><text:tab/></text:span><text:span text:style-name="T5">Photo courtesy of Wikipedia with various CC licenses</text:span></text:p>
          </draw:text-box>
        </draw:frame>
        <draw:frame draw:style-name="gr3" draw:text-style-name="P9" draw:layer="layout" svg:width="24.138cm" svg:height="11.5cm" svg:x="1.931cm" svg:y="2.25cm" presentation:class="graphic">
          <draw:image xlink:href="Pictures/100000010000074C0000037A1BD64CD125080F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Student Choice of Project 2 / 2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>Choose something that will provide you with domain classes</text:p>
                <text:list>
                  <text:list-item>
                    <text:p>Food → Type of food, price, location</text:p>
                  </text:list-item>
                  <text:list-item>
                    <text:p>Landscapes → Location, season, camera</text:p>
                  </text:list-item>
                  <text:list-item>
                    <text:p>Postage stamps → Stamp, country, ag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You will need these domain classes for your homework</text:p>
              </text:list-item>
            </text:list>
          </draw:text-box>
        </draw:frame>
        <draw:frame draw:style-name="gr5" draw:text-style-name="P13" draw:layer="layout" svg:width="13.79cm" svg:height="8cm" svg:x="1.7cm" svg:y="7cm">
          <draw:image xlink:href="Pictures/10000000000002260000013F779C83899677C6FA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>Required prior student skills</text:p>
                <text:list>
                  <text:list-item>
                    <text:p>Programming in Java</text:p>
                  </text:list-item>
                  <text:list-item>
                    <text:p>Working with g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at least one</text:p>
                <text:list>
                  <text:list-item>
                    <text:p>Operating system (default: Linux)</text:p>
                  </text:list-item>
                  <text:list-item>
                    <text:p>Command line (default: bash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Willingness to learn by themselves</text:p>
                  </text:list-item>
                  <text:list-item>
                    <text:p>We will introduce container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3" draw:text-style-name="P9" draw:layer="layout" svg:width="23.081cm" svg:height="11.5cm" svg:x="2.459cm" svg:y="2.25cm" presentation:class="graphic">
          <draw:image xlink:href="Pictures/100000000000000000000000000000000000000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s and Modules</text:p>
          </draw:text-box>
        </draw:frame>
        <draw:frame draw:style-name="Default_5f_1" draw:layer="layout" svg:width="27cm" svg:height="11.4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14"><text:span text:style-name="T6">Courses</text:span><text:span text:style-name="T6"><text:line-break/></text:span><text:span text:style-name="T6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14"><text:span text:style-name="T6">OSS-ADAP-VUE</text:span></text:p>
              </table:table-cell>
              <table:table-cell/>
              <table:table-cell>
                <text:p text:style-name="P14"><text:span text:style-name="T6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14"><text:span text:style-name="T6">Modules</text:span></text:p>
              </table:table-cell>
              <table:table-cell table:style-name="ce6">
                <text:p text:style-name="P14"><text:span text:style-name="T6">OSS-ADAP</text:span></text:p>
              </table:table-cell>
              <table:table-cell table:style-name="ce7">
                <text:p text:style-name="P14"><text:span text:style-name="T7">x</text:span></text:p>
              </table:table-cell>
              <table:table-cell/>
              <table:table-cell>
                <text:p text:style-name="P14"><text:span text:style-name="T7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12" draw:layer="layout" svg:width="20cm" svg:height="4cm" svg:x="0cm" svg:y="11.75cm">
          <draw:text-box>
            <text:p text:style-name="P11"><text:span text:style-name="T5">VUE </text:span><text:span text:style-name="T5"><text:tab/></text:span><text:span text:style-name="T5">= Lecture + exercise (Vorlesung + Übung)</text:span></text:p>
            <text:p text:style-name="P11"><text:span text:style-name="T5">PROJ </text:span><text:span text:style-name="T5"><text:tab/></text:span><text:span text:style-name="T5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8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Grading [1]</text:p>
          </draw:text-box>
        </draw:frame>
        <draw:frame presentation:style-name="pr5" draw:text-style-name="P6" draw:layer="layout" svg:width="27cm" svg:height="11.5cm" svg:x="0.5cm" svg:y="2.25cm" presentation:class="outline">
          <draw:text-box>
            <text:list text:style-name="L3">
              <text:list-item>
                <text:p>Semester contributions = 50% of total grade</text:p>
                <text:list>
                  <text:list-item>
                    <text:p>Understanding of lecture content (2 SWS) = 30 / 150 = 20%</text:p>
                    <text:list>
                      <text:list-item>
                        <text:p>Graded using [0..10] each class session using StudOn quizze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Homework assignments = 120 / 150 = 80%</text:p>
                    <text:list>
                      <text:list-item>
                        <text:p>Graded using [0..10] each</text:p>
                        <text:p/>
                      </text:list-item>
                    </text:list>
                  </text:list-item>
                </text:list>
              </text:list-item>
              <text:list-item>
                <text:p text:style-name="P16">Oral exam = 50% of total grade</text:p>
                <text:list>
                  <text:list-item>
                    <text:p>If both you and we agree on not having an oral exam, it can be dropped</text:p>
                    <text:list>
                      <text:list-item>
                        <text:p>If there are questions about a student’s performance, we will not drop the oral exam</text:p>
                      </text:list-item>
                      <text:list-item>
                        <text:p>If the oral exam is dropped, the semester contributions become 100% of the grade</text:p>
                      </text:list-item>
                      <text:list-item>
                        <text:p>If you insist on an oral exam, please tell us within two weeks after the last sess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7" draw:layer="layout" svg:width="26cm" svg:height="2cm" svg:x="0cm" svg:y="13.75cm">
          <draw:text-box>
            <text:p text:style-name="P11"><text:span text:style-name="T8">[1]</text:span><text:span text:style-name="T8"><text:tab/></text:span><text:span text:style-name="T8">Also see </text:span><text:span text:style-name="T8"><text:a xlink:href="http://osr.cs.fau.de/teaching/course-resources/grading-schemes-and-scales/" xlink:type="simple">http://osr.cs.fau.de/teaching/course-resources/grading-schemes-and-scales/</text:a></text:span><text:span text:style-name="T8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lass Quizzes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the StudOn quiz FAQ <text:a xlink:href="https://bit.ly/2JpgjnQ" xlink:type="simple">https://bit.ly/2JpgjnQ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8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Homework Grading</text:p>
          </draw:text-box>
        </draw:frame>
        <draw:frame draw:style-name="standard" draw:layer="layout" svg:width="27.499cm" svg:height="13.499cm" svg:x="0.25cm" svg:y="2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2" table:default-cell-style-name="ce17">
              <table:table-cell table:style-name="ce15" table:number-rows-spanned="2">
                <text:p text:style-name="P14"><text:span text:style-name="T6">Categories</text:span></text:p>
              </table:table-cell>
              <table:table-cell table:style-name="ce16" table:number-columns-spanned="5">
                <text:p text:style-name="P18"><text:span text:style-name="T6">Points</text:span></text:p>
              </table:table-cell>
              <table:covered-table-cell/>
              <table:covered-table-cell/>
              <table:covered-table-cell/>
              <table:covered-table-cell/>
              <table:table-cell table:style-name="ce15" table:number-rows-spanned="2">
                <text:p text:style-name="P18"><text:span text:style-name="T6">Criteria</text:span></text:p>
              </table:table-cell>
            </table:table-row>
            <table:table-row table:style-name="ro3" table:default-cell-style-name="ce19">
              <table:covered-table-cell table:style-name="ce15"/>
              <table:table-cell table:style-name="ce18">
                <text:p text:style-name="P19"><text:span text:style-name="T9">Disagree</text:span></text:p>
              </table:table-cell>
              <table:table-cell>
                <text:p text:style-name="P19"><text:span text:style-name="T9">Disagree</text:span></text:p>
                <text:p text:style-name="P19"><text:span text:style-name="T9">some</text:span></text:p>
              </table:table-cell>
              <table:table-cell>
                <text:p text:style-name="P19"><text:span text:style-name="T9">Neutral</text:span></text:p>
              </table:table-cell>
              <table:table-cell>
                <text:p text:style-name="P19"><text:span text:style-name="T9">Agree</text:span></text:p>
                <text:p text:style-name="P19"><text:span text:style-name="T9">some</text:span></text:p>
              </table:table-cell>
              <table:table-cell>
                <text:p text:style-name="P19"><text:span text:style-name="T9">Agree</text:span></text:p>
              </table:table-cell>
              <table:covered-table-cell table:style-name="ce20"/>
            </table:table-row>
            <table:table-row table:style-name="ro4" table:default-cell-style-name="ce23">
              <table:table-cell table:style-name="ce21">
                <text:p text:style-name="P20"><text:span text:style-name="T10">Form</text:span></text:p>
                <text:p text:style-name="P20"><text:span text:style-name="T10">(10%)</text:span></text:p>
              </table:table-cell>
              <table:table-cell table:style-name="ce22" table:number-columns-spanned="5">
                <text:p text:style-name="P21"><text:span text:style-name="T11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24">
                <text:p text:style-name="P22"><text:span text:style-name="T12">Does the deliverable meet page length requirements, has the right language, has required header, etc.?</text:span></text:p>
              </table:table-cell>
            </table:table-row>
            <table:table-row table:style-name="ro4" table:default-cell-style-name="ce26">
              <table:table-cell table:style-name="ce21">
                <text:p text:style-name="P20"><text:span text:style-name="T10">Language</text:span></text:p>
                <text:p text:style-name="P20"><text:span text:style-name="T10">(10%)</text:span></text:p>
              </table:table-cell>
              <table:table-cell table:style-name="ce25" table:number-columns-spanned="5">
                <text:p text:style-name="P21"><text:span text:style-name="T11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27">
                <text:p text:style-name="P22"><text:span text:style-name="T12">Are sentences complete, is the grammar correct, are statements coherent, etc.?</text:span></text:p>
              </table:table-cell>
            </table:table-row>
            <table:table-row table:style-name="ro4" table:default-cell-style-name="ce23">
              <table:table-cell table:style-name="ce21">
                <text:p text:style-name="P20"><text:span text:style-name="T10">Solution Design (30%)</text:span></text:p>
              </table:table-cell>
              <table:table-cell table:style-name="ce22" table:number-columns-spanned="5">
                <text:p text:style-name="P21"><text:span text:style-name="T11">Does the solution make sense and is it explained well?</text:span></text:p>
              </table:table-cell>
              <table:covered-table-cell/>
              <table:covered-table-cell/>
              <table:covered-table-cell/>
              <table:covered-table-cell/>
              <table:table-cell table:style-name="ce28">
                <text:p text:style-name="P22"><text:span text:style-name="T12">Is the answer clear, is it explained why it was chosen, are pros and cons weighed, etc.</text:span></text:p>
              </table:table-cell>
            </table:table-row>
            <table:table-row table:style-name="ro5" table:default-cell-style-name="ce26">
              <table:table-cell table:style-name="ce21">
                <text:p text:style-name="P20"><text:span text:style-name="T10">Solution Imple-mentation (50%)</text:span></text:p>
              </table:table-cell>
              <table:table-cell table:style-name="ce25" table:number-columns-spanned="5">
                <text:p text:style-name="P21"><text:span text:style-name="T11">Has the solution been implemented well? (</text:span><text:span text:style-name="T13">If no implementation was required, use your explanation points for the implementation as well.)</text:span></text:p>
              </table:table-cell>
              <table:covered-table-cell/>
              <table:covered-table-cell/>
              <table:covered-table-cell/>
              <table:covered-table-cell/>
              <table:table-cell table:style-name="ce27">
                <text:p text:style-name="P22"><text:span text:style-name="T12">Is the code clean, follows coding guidelines, is well tested, matches explanation, etc.?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pr5" draw:text-style-name="P6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registration system during the registration period</text:p>
                    <text:list>
                      <text:list-item>
                        <text:p>Course registration → <text:a xlink:href="https://campus.fau.de/" xlink:type="simple">https://campus.fau.de</text:a><text:s/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urse registration is different from course management</text:p>
                    <text:list>
                      <text:list-item>
                        <text:p>Course management → <text:a xlink:href="https://studon.fau.de/" xlink:type="simple">https://studon.fau.de</text:a><text:s/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registration system</text:p>
                <text:list>
                  <text:list-item>
                    <text:p>Please follow the instructions at <text:a xlink:href="https://wp.me/PDU66-2bx" xlink:type="simple">https://wp.me/PDU66-2bx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8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No Oral or Written Exam [1]</text:p>
          </draw:text-box>
        </draw:frame>
        <draw:g>
          <draw:frame draw:style-name="gr7" draw:text-style-name="P13" draw:layer="layout" svg:width="12cm" svg:height="11.97cm" svg:x="8cm" svg:y="2.015cm">
            <draw:image xlink:href="Pictures/10000001000002BC000002BADEA99D0B9D2F7BA7.png" xlink:type="simple" xlink:show="embed" xlink:actuate="onLoad" draw:mime-type="image/png">
              <text:p/>
            </draw:image>
          </draw:frame>
          <draw:custom-shape draw:style-name="gr8" draw:text-style-name="P23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24" draw:layer="layout" svg:width="20cm" svg:height="4cm" svg:x="0cm" svg:y="11.75cm">
          <draw:text-box>
            <text:p text:style-name="P11"><text:span text:style-name="T8">[1]</text:span><text:span text:style-name="T8"><text:tab/></text:span><text:span text:style-name="T8">You still have to register for the course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Lecturer: German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ource code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10" draw:text-style-name="P17" draw:layer="layout" svg:width="26cm" svg:height="2cm" svg:x="0cm" svg:y="13.75cm">
          <draw:text-box>
            <text:p text:style-name="P11"><text:span text:style-name="T8">[1]</text:span><text:span text:style-name="T8"><text:tab/></text:span><text:span text:style-name="T8">See </text:span><text:span text:style-name="T8"><text:a xlink:href="http://osr.cs.fau.de/2012/03/10/english-or-german-deutsch-oder-englisch/" xlink:type="simple">http://osr.cs.fau.de/2012/03/10/english-or-german-deutsch-</text:a></text:span><text:span text:style-name="T8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8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 text:style-name="P16">Announcements by email (through course management system)</text:p>
              </text:list-item>
              <text:list-item>
                <text:p text:style-name="P16">Please ask your questions using the FSI Forum for this course</text:p>
              </text:list-item>
              <text:list-item>
                <text:p>For email, use the teaching team alias from the <text:span text:style-name="T14">Course </text:span><text:span text:style-name="T14">Organization </text:span>doc</text:p>
              </text:list-item>
            </text:list>
          </draw:text-box>
        </draw:frame>
        <draw:frame draw:style-name="gr7" draw:text-style-name="P13" draw:layer="layout" svg:width="18cm" svg:height="7.8cm" svg:x="1.5cm" svg:y="5.5cm">
          <draw:image xlink:href="Pictures/100000010000025800000104D195AB4E269B6E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Project Contributor Agreement</text:p>
          </draw:text-box>
        </draw:frame>
        <draw:frame presentation:style-name="pr10" draw:text-style-name="P6" draw:layer="layout" svg:width="27cm" svg:height="11.5cm" svg:x="0.5cm" svg:y="2.25cm" presentation:class="outline">
          <draw:text-box>
            <text:list text:style-name="L3">
              <text:list-item>
                <text:p>For contributions to Wahlzeit, we require a rights grant</text:p>
                <text:list>
                  <text:list-item>
                    <text:p>We use the Sun Contributor Agreement </text:p>
                    <text:list>
                      <text:list-item>
                        <text:p>Available here: <text:a xlink:href="http://osr.cs.fau.de/teaching/contributor-agreement/" xlink:type="simple">http://osr.cs.fau.de/teaching/contributor-agreement/</text:a>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8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>See <text:span text:style-name="T14">Course Organization </text:span>doc at <text:a xlink:href="https://oss.cs.fau.de/oss-adap-course" xlink:type="simple">https://oss.cs.fau.de/oss-adap-course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8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6" draw:layer="layout" svg:width="28cm" svg:height="6cm" svg:x="0cm" svg:y="1.5cm" presentation:class="title">
          <draw:text-box>
            <text:p>Thank you! Questions?</text:p>
          </draw:text-box>
        </draw:frame>
        <draw:frame draw:style-name="gr9" draw:text-style-name="P24" draw:layer="layout" svg:width="20cm" svg:height="4cm" svg:x="0cm" svg:y="11.75cm">
          <draw:text-box>
            <text:p text:style-name="P11"><text:span text:style-name="T8">DR</text:span></text:p>
          </draw:text-box>
        </draw:frame>
        <draw:frame presentation:style-name="pr2" draw:text-style-name="P25" draw:layer="layout" svg:width="27cm" svg:height="7cm" svg:x="0.5cm" svg:y="8cm" presentation:class="subtitle">
          <draw:text-box>
            <text:p text:style-name="P2"><text:span text:style-name="T15"><text:a xlink:href="mailto:dirk.riehle@fau.de" xlink:type="simple">dirk.riehle@fau.de</text:a></text:span><text:span text:style-name="T15"><text:s/>– </text:span><text:span text:style-name="T15"><text:a xlink:href="https://oss.cs.fau.de/" xlink:type="simple">https://oss.cs.fau.de</text:a></text:span></text:p>
            <text:p text:style-name="P2"><text:span text:style-name="T16"><text:a xlink:href="mailto:dirk@riehle.org" xlink:type="simple">dirk@riehle.org</text:a></text:span><text:span text:style-name="T16"><text:s/>– </text:span><text:span text:style-name="T16"><text:a xlink:href="https://dirkriehle.com/" xlink:type="simple">https://dirkriehle.com</text:a></text:span><text:span text:style-name="T16"><text:s/>– </text:span><text:span text:style-name="T16"><text:a xlink:href="http://twitter.com/dirkriehle" xlink:type="simple">@dirkriehle</text:a></text:span></text:p>
            <text:p text:style-name="P2"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2" draw:text-style-name="P7" draw:layer="layout" svg:width="18cm" svg:height="13.5cm" svg:x="1.5cm" svg:y="15cm" presentation:class="notes">
            <draw:text-box>
              <text:p><text:span text:style-name="T17"><text:s/></text:span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6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5" draw:text-style-name="P6" draw:layer="layout" svg:width="27cm" svg:height="11.5cm" svg:x="0.5cm" svg:y="2.25cm" presentation:class="outline">
          <draw:text-box>
            <text:list text:style-name="L3">
              <text:list-item>
                <text:p>Original version</text:p>
                <text:list>
                  <text:list-item>
                    <text:p>© 2012-2021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8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</text:span><text:span text:style-name="MT5">edit the </text:span><text:span text:style-name="MT5">title text </text:span><text:span text:style-name="MT5">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7T16:03:45.040537929</meta:creation-date>
    <meta:editing-duration>PT55M53S</meta:editing-duration>
    <meta:editing-cycles>16</meta:editing-cycles>
    <meta:generator>LibreOffice/7.2.0.4$Linux_X86_64 LibreOffice_project/fa0a9af5681a0acc7909a705f92c1ada8a658552</meta:generator>
    <dc:date>2021-09-07T22:32:15.773493303</dc:date>
    <dc:creator>Dirk Riehle</dc:creator>
    <meta:document-statistic meta:object-count="148"/>
  </office:meta>
</office:document-meta>
</file>